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292cm"/>
    </style:style>
    <style:style style:name="Tabela1.B" style:family="table-column">
      <style:table-column-properties style:column-width="11.721cm"/>
    </style:style>
    <style:style style:name="Tabela1.A1" style:family="table-cell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style:writing-mode="page"/>
    </style:style>
    <style:style style:name="P1" style:family="paragraph" style:parent-style-name="Standard">
      <style:text-properties officeooo:paragraph-rsid="0014d16f"/>
    </style:style>
    <style:style style:name="P2" style:family="paragraph" style:parent-style-name="Text_20_body">
      <style:text-properties officeooo:paragraph-rsid="0014d16f"/>
    </style:style>
    <style:style style:name="P3" style:family="paragraph" style:parent-style-name="Text_20_body">
      <style:text-properties officeooo:paragraph-rsid="0016057c"/>
    </style:style>
    <style:style style:name="P4" style:family="paragraph" style:parent-style-name="Standard">
      <style:text-properties officeooo:paragraph-rsid="00182e0f"/>
    </style:style>
    <style:style style:name="P5" style:family="paragraph" style:parent-style-name="Standard">
      <style:text-properties officeooo:paragraph-rsid="001c7e61"/>
    </style:style>
    <style:style style:name="P6" style:family="paragraph" style:parent-style-name="Standard">
      <style:text-properties officeooo:paragraph-rsid="001e3e12"/>
    </style:style>
    <style:style style:name="P7" style:family="paragraph" style:parent-style-name="Standard">
      <style:text-properties officeooo:paragraph-rsid="002005dc"/>
    </style:style>
    <style:style style:name="P8" style:family="paragraph" style:parent-style-name="Standard">
      <style:text-properties officeooo:paragraph-rsid="002636c6"/>
    </style:style>
    <style:style style:name="P9" style:family="paragraph" style:parent-style-name="Text_20_body">
      <style:text-properties officeooo:paragraph-rsid="0016057c"/>
    </style:style>
    <style:style style:name="P10" style:family="paragraph" style:parent-style-name="Text_20_body">
      <style:text-properties officeooo:paragraph-rsid="0024cdaf"/>
    </style:style>
    <style:style style:name="P11" style:family="paragraph" style:parent-style-name="Text_20_body">
      <style:text-properties officeooo:paragraph-rsid="002636c6"/>
    </style:style>
    <style:style style:name="T1" style:family="text">
      <style:text-properties style:text-position="super 58%" officeooo:rsid="0024cdaf"/>
    </style:style>
    <style:style style:name="T2" style:family="text">
      <style:text-properties style:text-position="super 58%" officeooo:rsid="002636c6"/>
    </style:style>
    <style:style style:name="T3" style:family="text">
      <style:text-properties officeooo:rsid="00182e0f"/>
    </style:style>
    <style:style style:name="T4" style:family="text">
      <style:text-properties officeooo:rsid="0019b5ac"/>
    </style:style>
    <style:style style:name="T5" style:family="text">
      <style:text-properties officeooo:rsid="001b7d60"/>
    </style:style>
    <style:style style:name="T6" style:family="text">
      <style:text-properties officeooo:rsid="001bfe7c"/>
    </style:style>
    <style:style style:name="T7" style:family="text">
      <style:text-properties officeooo:rsid="001c7e61"/>
    </style:style>
    <style:style style:name="T8" style:family="text">
      <style:text-properties officeooo:rsid="001db817"/>
    </style:style>
    <style:style style:name="T9" style:family="text">
      <style:text-properties officeooo:rsid="001e3e12"/>
    </style:style>
    <style:style style:name="T10" style:family="text">
      <style:text-properties officeooo:rsid="002005dc"/>
    </style:style>
    <style:style style:name="T11" style:family="text">
      <style:text-properties officeooo:rsid="002066b6"/>
    </style:style>
    <style:style style:name="T12" style:family="text">
      <style:text-properties officeooo:rsid="002118d2"/>
    </style:style>
    <style:style style:name="T13" style:family="text">
      <style:text-properties officeooo:rsid="002190e3"/>
    </style:style>
    <style:style style:name="T14" style:family="text">
      <style:text-properties officeooo:rsid="0024cdaf"/>
    </style:style>
    <style:style style:name="T15" style:family="text">
      <style:text-properties officeooo:rsid="002636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aso de uso comprar produtos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Atores</text:p>
          </table:table-cell>
          <table:table-cell table:style-name="Tabela1.A1" office:value-type="string">
            <text:p text:style-name="P2">Cliente, Operadora de cartão, Sistema P<text:span text:style-name="T5">ix</text:span>, Sistema <text:span text:style-name="T5">Bancário boleto</text:span></text:p>
          </table:table-cell>
        </table:table-row>
        <table:table-row>
          <table:table-cell table:style-name="Tabela1.A1" office:value-type="string">
            <text:p text:style-name="P2">Interessados</text:p>
          </table:table-cell>
          <table:table-cell table:style-name="Tabela1.A1" office:value-type="string">
            <text:p text:style-name="P2">Departamento de vendas</text:p>
          </table:table-cell>
        </table:table-row>
        <table:table-row>
          <table:table-cell table:style-name="Tabela1.A1" office:value-type="string">
            <text:p text:style-name="P2">Pré-condições</text:p>
          </table:table-cell>
          <table:table-cell table:style-name="Tabela1.A1" office:value-type="string">
            <text:p text:style-name="P2">Usuário logado</text:p>
          </table:table-cell>
        </table:table-row>
        <table:table-row>
          <table:table-cell table:style-name="Tabela1.A1" office:value-type="string">
            <text:p text:style-name="P2">Pós-condições</text:p>
          </table:table-cell>
          <table:table-cell table:style-name="Tabela1.A1" office:value-type="string">
            <text:p text:style-name="P2"><text:s/>-</text:p>
          </table:table-cell>
        </table:table-row>
        <table:table-row>
          <table:table-cell table:style-name="Tabela1.A1" office:value-type="string">
            <text:p text:style-name="P2">Visão geral</text:p>
          </table:table-cell>
          <table:table-cell table:style-name="Tabela1.A1" office:value-type="string">
            <text:p text:style-name="P1">Este caso de uso corresponde ao processo de <text:span text:style-name="T11">compra no site Kabum</text:span> desde o momento em que o usuário logado informa <text:span text:style-name="T11">o produto que deseja comprar</text:span>, até a confirmação dos dados e pagamento.</text:p>
          </table:table-cell>
        </table:table-row>
      </table:table>
      <text:p text:style-name="Text_20_body"><text:s/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">Cenário principal de sucesso</text:p>
          </table:table-cell>
        </table:table-row>
        <table:table-row>
          <table:table-cell table:style-name="Tabela2.A1" office:value-type="string">
            <text:p text:style-name="Standard">1. [IN] O cliente informa <text:span text:style-name="T5">o nome do produto no site Kabum que deseja comprar</text:span>.</text:p>
            <text:p text:style-name="Standard">2. [OUT] O sistema informa a lista <text:span text:style-name="T5">com os produtos disponíveis para venda, você pode ordenar por preço, mais vendido, mais barato, nome do produto, marca, vendido pela Kabum, armazenamento e descrição de cada item com valor e o tempo que a oferta está disponível. </text:span></text:p>
            <text:p text:style-name="Standard">3. [IN] O cliente seleciona <text:span text:style-name="T8">o</text:span> <text:span text:style-name="T6">produto</text:span>.</text:p>
            <text:p text:style-name="P5">4. [OUT] O sistema informa <text:span text:style-name="T6">os dados do produto selecionado</text:span> <text:span text:style-name="T1">[1]</text:span><text:span text:style-name="T14">.</text:span></text:p>
            <text:p text:style-name="Standard">5. [IN] O cliente seleciona um <text:span text:style-name="T8">produto</text:span>.</text:p>
            <text:p text:style-name="Standard">6. [OUT] O sistema in<text:span text:style-name="T8">forma os dados do produto adicionado ao carrinho </text:span><text:span text:style-name="T2">[2]</text:span><text:span text:style-name="T15">.</text:span></text:p>
            <text:p text:style-name="Standard">7. [IN] O cliente <text:span text:style-name="T8">clica no carrinho</text:span>.</text:p>
            <text:p text:style-name="P6">8. [OUT] O sistema informa <text:span text:style-name="T8">uma lista com os endereços cadastrados no site, resumo da compra </text:span><text:span text:style-name="T2">[3]</text:span><text:span text:style-name="T15">,</text:span><text:span text:style-name="T8"> </text:span><text:span text:style-name="T9"><text:s/>o cliente informa opcionalmente o cupom de desconto</text:span>.</text:p>
            <text:p text:style-name="Standard">9.[OUT] O sistema informa a lista de formas de pagamento.</text:p>
            <text:p text:style-name="Standard"><text:span text:style-name="T9">1</text:span>0. O cliente escolhe uma das operações:</text:p>
            <text:p text:style-name="Standard"><text:span text:style-name="T9">1</text:span>0.1. Variante Pagar com <text:span text:style-name="T9">Pix</text:span></text:p>
            <text:p text:style-name="Standard"><text:span text:style-name="T9">1</text:span>0.2. Variante Pagar com <text:span text:style-name="T9">Boleto Bancário</text:span></text:p>
            <text:p text:style-name="P6"><text:span text:style-name="T9">1</text:span>0.3. Variante Pagar com Cartão de Crédito</text:p>
            <text:p text:style-name="Standard">1<text:span text:style-name="T10">1</text:span>. [OUT] <text:span text:style-name="T10">Continuar comprando</text:span>.</text:p>
            <text:p text:style-name="Standard"><text:span text:style-name="T10">12</text:span>. O caso de uso e finalizado com sucesso.</text:p>
          </table:table-cell>
        </table:table-row>
      </table:table>
      <text:p text:style-name="Text_20_body"><text:s/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">Cenários alternativos: variantes</text:p>
          </table:table-cell>
        </table:table-row>
        <table:table-row>
          <table:table-cell table:style-name="Tabela3.A1" office:value-type="string">
            <text:p text:style-name="Standard"><text:span text:style-name="T10">1</text:span>0.1. Variante Pagar com Cartão de Crédito</text:p>
            <text:p text:style-name="Standard"><text:span text:style-name="T10">1</text:span>0.1.1. [IN] O cliente informa número do cartão, mês e ano de vencimento, nome <text:span text:style-name="T13">impresso no cartão</text:span>, código de segurança, <text:span text:style-name="T13">cpf, data de nascimento, </text:span>número de parcelas.</text:p>
            <text:p text:style-name="Standard"/>
            <text:p text:style-name="Standard"/>
            <text:p text:style-name="Standard"><text:span text:style-name="T10">1</text:span>0.<text:span text:style-name="T10">2</text:span>. Variante Pagar com P<text:span text:style-name="T3">ix</text:span></text:p>
            <text:p text:style-name="Standard"><text:span text:style-name="T10">1</text:span>0.<text:span text:style-name="T10">2</text:span>.1. O cliente realiza o pagamento <text:span text:style-name="T3">com Pix</text:span>.</text:p>
            <text:p text:style-name="P4"/>
            <text:p text:style-name="Standard"><text:span text:style-name="T10">1</text:span>0.<text:span text:style-name="T10">3</text:span>. Variante Pagar com <text:span text:style-name="T3">Boleto</text:span></text:p>
            <text:p text:style-name="Standard"><text:span text:style-name="T10">1</text:span>0.<text:span text:style-name="T10">3</text:span>.1. [IN] O cliente <text:span text:style-name="T3">paga o boleto, e aguarda a compensação</text:span>.</text:p>
            <text:p text:style-name="P4"/>
            <text:p text:style-name="P7"><text:span text:style-name="T10">11</text:span>. Variante <text:span text:style-name="T3">Continuar comprando</text:span></text:p>
            <text:p text:style-name="P7"><text:span text:style-name="T12">11</text:span>.<text:span text:style-name="T12">1</text:span>.1. <text:span text:style-name="T3">Volta ao início do site </text:span><text:span text:style-name="T12">ou seja para o passo 1.</text:span></text:p>
            <text:p text:style-name="P7"/>
          </table:table-cell>
        </table:table-row>
      </table:table>
      <text:p text:style-name="Text_20_body"/>
      <table:table table:name="Tabela4" table:style-name="Tabela4">
        <table:table-column table:style-name="Tabela4.A"/>
        <text:soft-page-break/>
        <table:table-row>
          <table:table-cell table:style-name="Tabela4.A1" office:value-type="string">
            <text:p text:style-name="P3">Cenários alternativos: exceções</text:p>
          </table:table-cell>
        </table:table-row>
        <table:table-row>
          <table:table-cell table:style-name="Tabela4.A1" office:value-type="string">
            <text:p text:style-name="P3">10a. Exceção <text:s/><text:span text:style-name="T4">Cupom inválido.</text:span></text:p>
            <text:p text:style-name="P3">10a.1. [OUT] O sistema informa <text:span text:style-name="T4">que o cupom digito está invalido pra a compra</text:span>.</text:p>
            <text:p text:style-name="P3"/>
          </table:table-cell>
        </table:table-row>
      </table:table>
      <text:p text:style-name="Text_20_body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3">Informações complementares</text:p>
          </table:table-cell>
        </table:table-row>
        <table:table-row>
          <table:table-cell table:style-name="Tabela5.A1" office:value-type="string">
            <text:p text:style-name="P3">[1] dados do <text:span text:style-name="T14">produto</text:span>:</text:p>
            <text:p text:style-name="P10">● <text:s/><text:span text:style-name="T14">C</text:span><text:span text:style-name="T6">ódigo</text:span></text:p>
            <text:p text:style-name="P10">● <text:s/><text:span text:style-name="T14">De</text:span>scrição <text:span text:style-name="T7">detalhada do produto</text:span><text:span text:style-name="T6"> </text:span></text:p>
            <text:p text:style-name="P10">● <text:s/><text:span text:style-name="T14">O</text:span><text:span text:style-name="T6">pções de pagamento</text:span></text:p>
            <text:p text:style-name="P10">● <text:s/><text:span text:style-name="T14">T</text:span><text:span text:style-name="T6">empo que expira a oferta</text:span></text:p>
            <text:p text:style-name="P10">● <text:s text:c="2"/><text:span text:style-name="T14">P</text:span><text:span text:style-name="T6">rodutos similares</text:span></text:p>
            <text:p text:style-name="P10">● <text:s/><text:span text:style-name="T14">Q</text:span><text:span text:style-name="T6">uantidade disponível</text:span></text:p>
            <text:p text:style-name="P3">● <text:s/><text:span text:style-name="T14">Frete</text:span></text:p>
            <text:p text:style-name="P10">● <text:s/><text:span text:style-name="T14">I</text:span><text:span text:style-name="T7">nformações técnicas</text:span></text:p>
            <text:p text:style-name="P10">● <text:s/><text:span text:style-name="T14">A</text:span><text:span text:style-name="T7">valiações dos usuários</text:span></text:p>
            <text:p text:style-name="P10">● <text:s/><text:span text:style-name="T14">P</text:span><text:span text:style-name="T7">erguntas e respostas</text:span></text:p>
            <text:p text:style-name="P10"/>
            <text:p text:style-name="P3">[2] dados d<text:span text:style-name="T15">o produto adicionado ao carrinho</text:span></text:p>
            <text:p text:style-name="P3">● <text:span text:style-name="T15">Nome do produto</text:span></text:p>
            <text:p text:style-name="P11"><text:span text:style-name="T15">● Quantidade parcelas</text:span></text:p>
            <text:p text:style-name="P11">● <text:span text:style-name="T15">Preço á vista e a prazo</text:span></text:p>
            <text:p text:style-name="P11"><text:span text:style-name="T15">● Garantia estendida caso o cliente selecione será adicionado ao valor total do produto</text:span></text:p>
            <text:p text:style-name="P11"/>
            <text:p text:style-name="P3"><text:span text:style-name="T15">[3]</text:span> <text:span text:style-name="T15">Resumo da compra</text:span></text:p>
            <text:p text:style-name="P11">● <text:span text:style-name="T15">L</text:span><text:span text:style-name="T9">ista de itens que foram selecionados </text:span><text:span text:style-name="T15">( n</text:span><text:span text:style-name="T9">ome, quantidade</text:span><text:span text:style-name="T15">)</text:span></text:p>
            <text:p text:style-name="P11"><text:span text:style-name="T8">● </text:span><text:span text:style-name="T15">V</text:span><text:span text:style-name="T8">alor dos produtos</text:span></text:p>
            <text:p text:style-name="P8"><text:span text:style-name="T8">● </text:span><text:span text:style-name="T15">F</text:span><text:span text:style-name="T8">rete </text:span><text:span text:style-name="T15">o cliente terá que selecionar qual opção de frete deseja</text:span></text:p>
            <text:p text:style-name="P8"><text:span text:style-name="T8">● </text:span><text:span text:style-name="T15">T</text:span><text:span text:style-name="T8">otal a prazo e parcelado</text:span></text:p>
            <text:p text:style-name="P8"><text:span text:style-name="T8">● </text:span><text:span text:style-name="T15">V</text:span><text:span text:style-name="T8">alor caso seja pago por Pix </text:span><text:span text:style-name="T9"><text:s/>preço a vista no Pix)</text:span></text:p>
            <text:p text:style-name="P8"><text:span text:style-name="T9">●serviço de garantia e o valor 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5:01:46.117418250</meta:creation-date>
    <dc:date>2022-11-18T11:54:40.918093488</dc:date>
    <meta:editing-duration>PT53M48S</meta:editing-duration>
    <meta:editing-cycles>17</meta:editing-cycles>
    <meta:generator>LibreOffice/7.3.6.2$Linux_X86_64 LibreOffice_project/30$Build-2</meta:generator>
    <meta:document-statistic meta:table-count="5" meta:image-count="0" meta:object-count="0" meta:page-count="2" meta:paragraph-count="65" meta:word-count="475" meta:character-count="2784" meta:non-whitespace-character-count="2352"/>
  </office:meta>
</office:document-meta>
</file>